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ORELLANO CRUZ, JORGE GUILLERM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ORELLANO CRUZ, JORGE GUILLERM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ICERRA PAREDES, KATT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5535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33:4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